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5: Веб-фреймворки и библиотеки</text:h>
      <text:h text:style-name="P2" text:outline-level="4">5.1. Основные понятия</text:h>
      <text:p text:style-name="P1">Введение в понятие веб-фреймворков и библиотек для веб-разработки. Объяснение различий между ними, преимуществ и недостатков.</text:p>
      <text:h text:style-name="P2" text:outline-level="4">5.2. React.js</text:h>
      <text:p text:style-name="P1">Глубокое погружение в React.js - библиотеку JavaScript для создания пользовательских интерфейсов. Рассмотрение компонентного подхода, жизненного цикла компонентов, JSX синтаксиса и управления состоянием.</text:p>
      <text:h text:style-name="P2" text:outline-level="4">5.3. Angular</text:h>
      <text:p text:style-name="P1">Обзор Angular - фреймворка от Google для разработки веб-приложений. Изучение модулей, компонентов, сервисов, роутинга и управления данными с использованием Angular.</text:p>
      <text:h text:style-name="P2" text:outline-level="4">5.4. Vue.js</text:h>
      <text:p text:style-name="P1">Понимание Vue.js - прогрессивного фреймворка для создания пользовательских интерфейсов. Разбор основных концепций, таких как реактивность, компоненты, директивы и управление состоянием.</text:p>
      <text:h text:style-name="P2" text:outline-level="4">5.5. Управление состоянием приложения</text:h>
      <text:p text:style-name="P1">Изучение различных паттернов управления состоянием в веб-приложениях, таких как Flux, Redux, Vuex. Рассмотрение преимуществ и недостатков каждого подхода.</text:p>
      <text:h text:style-name="P2" text:outline-level="4">5.6. Использование компонентов</text:h>
      <text:p text:style-name="P1">Рассмотрение принципов создания и использования компонентов во фреймворках и библиотеках. Подходы к реиспользованию, композиции и структурированию компонентов.</text:p>
      <text:h text:style-name="P2" text:outline-level="4">5.7. Практические примеры и проекты</text:h>
      <text:p text:style-name="P1">Использование практических примеров и проектов для демонстрации возможностей каждого фреймворка или библиотеки. Создание небольших приложений или компонентов для закрепления усвоенного материала.</text:p>
      <text:h text:style-name="P2" text:outline-level="4">5.8. Выбор фреймворка/библиотеки и лучшие практики</text:h>
      <text:p text:style-name="P1">Обсуждение факторов, влияющих на выбор между различными фреймворками и библиотеками в зависимости от задачи и контекста. Рекомендации по лучшим практикам использования каждого инструмента.</text:p>
      <text:p text:style-name="P1">Эта глава предоставляет обзор основных веб-фреймворков и библиотек, позволяя разработчикам понять, как выбрать подходящий инструмент для создания веб-приложений в зависимости от их потребностей и требований проекта. Путем изучения конкретных примеров и практических проектов она помогает углубить понимание и приобрести практические навыки в работе с каждым инструментом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4:18:30.33</dc:date>
    <meta:document-statistic meta:table-count="0" meta:image-count="0" meta:object-count="0" meta:page-count="1" meta:paragraph-count="18" meta:word-count="234" meta:character-count="1989"/>
    <dc:creator>Dima Wide</dc:creator>
    <meta:user-defined meta:name="Info 1"/>
    <meta:user-defined meta:name="Info 2"/>
    <meta:user-defined meta:name="Info 3"/>
    <meta:user-defined meta:name="Info 4"/>
  </office:meta>
</office:document-meta>
</file>